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FKaiSB1" svg:font-family="DFKaiSB"/>
    <style:font-face style:name="Times New Roman1" svg:font-family="'Times New Roman'"/>
    <style:font-face style:name="�s�ө���1" svg:font-family="�s�ө���"/>
    <style:font-face style:name="�з���1" svg:font-family="�з���"/>
    <style:font-face style:name="DFKaiSB" svg:font-family="DFKaiSB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�s�ө���" svg:font-family="�s�ө���" style:font-pitch="variable"/>
    <style:font-face style:name="�з���" svg:font-family="�з���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solid" draw:fill-color="#000000"/>
    </style:style>
    <style:style style:name="T1" style:family="text">
      <style:text-properties fo:color="#000000" style:font-name="�з���1" fo:font-size="16pt" style:font-size-asian="16pt" style:font-name-complex="�з���1" style:font-size-complex="16pt"/>
    </style:style>
    <style:style style:name="T2" style:family="text">
      <style:text-properties fo:color="#000000" style:font-name="DFKaiSB1" fo:font-size="16pt" style:font-size-asian="16pt" style:font-name-complex="DFKaiSB1" style:font-size-complex="16pt"/>
    </style:style>
    <style:style style:name="T3" style:family="text">
      <style:text-properties fo:color="#000000" style:font-name="Times New Roman1" fo:font-size="10pt" style:font-size-asian="10pt" style:font-name-complex="Times New Roman1" style:font-size-complex="10pt"/>
    </style:style>
    <style:style style:name="T4" style:family="text">
      <style:text-properties fo:color="#000000" style:font-name="�s�ө���1" fo:font-size="10pt" style:font-size-asian="10pt" style:font-name-complex="�s�ө���1" style:font-size-complex="10pt"/>
    </style:style>
    <style:style style:name="T5" style:family="text">
      <style:text-properties fo:color="#000000" style:font-name="Times New Roman1" fo:font-size="9pt" style:font-size-asian="9pt" style:font-name-complex="Times New Roman1" style:font-size-complex="9pt"/>
    </style:style>
    <style:style style:name="T6" style:family="text">
      <style:text-properties fo:color="#000000" style:font-name="�з���1" fo:font-size="9pt" style:font-size-asian="9pt" style:font-name-complex="�з���1" style:font-size-complex="9pt"/>
    </style:style>
    <style:style style:name="T7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8" style:family="text">
      <style:text-properties fo:color="#000000" style:font-name="�з���1" fo:font-size="14.1000003814697pt" style:font-size-asian="14.1000003814697pt" style:font-name-complex="�з���1" style:font-size-complex="14.1000003814697pt"/>
    </style:style>
    <style:style style:name="T9" style:family="text">
      <style:text-properties fo:color="#000000" style:font-name="Times New Roman1" fo:font-size="14.1000003814697pt" style:font-size-asian="14.1000003814697pt" style:font-name-complex="Times New Roman1" style:font-size-complex="14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469cm" svg:height="0.674cm" svg:x="6.834cm" svg:y="1.439cm">
          <draw:text-box>
            <text:p text:style-name="P1"><text:span text:style-name="T1">國立交通大學工學院組織規程</text:span><text:span text:style-name="T2"> </text:span></text:p>
          </draw:text-box>
        </draw:frame>
        <draw:frame draw:style-name="gr2" draw:text-style-name="P3" draw:layer="layout" svg:width="3.164cm" svg:height="0.399cm" svg:x="2.503cm" svg:y="27.11cm">
          <draw:text-box>
            <text:p text:style-name="P1"><text:span text:style-name="T3">C:\Users\can\Desktop\</text:span></text:p>
          </draw:text-box>
        </draw:frame>
        <draw:frame draw:style-name="gr2" draw:text-style-name="P3" draw:layer="layout" svg:width="4.57cm" svg:height="0.424cm" svg:x="5.695cm" svg:y="27.048cm">
          <draw:text-box>
            <text:p text:style-name="P1"><text:span text:style-name="T4">國立交通大學工學院組織規程</text:span></text:p>
          </draw:text-box>
        </draw:frame>
        <draw:frame draw:style-name="gr2" draw:text-style-name="P3" draw:layer="layout" svg:width="1.759cm" svg:height="0.399cm" svg:x="10.369cm" svg:y="27.11cm">
          <draw:text-box>
            <text:p text:style-name="P1"><text:span text:style-name="T3">97.6.26.doc </text:span></text:p>
          </draw:text-box>
        </draw:frame>
        <draw:frame draw:style-name="gr2" draw:text-style-name="P3" draw:layer="layout" svg:width="1.708cm" svg:height="0.399cm" svg:x="16.895cm" svg:y="27.555cm">
          <draw:text-box>
            <text:p text:style-name="P1"><text:span text:style-name="T3">12/14/2009 </text:span></text:p>
          </draw:text-box>
        </draw:frame>
        <draw:frame draw:style-name="gr3" draw:text-style-name="P4" draw:layer="layout" svg:width="0.317cm" svg:height="0.382cm" svg:x="18.503cm" svg:y="3.1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.128cm" svg:height="0.361cm" svg:x="12.004cm" svg:y="3.773cm">
          <draw:text-box>
            <text:p text:style-name="P1"><text:span text:style-name="T5">82.11.17</text:span></text:p>
          </draw:text-box>
        </draw:frame>
        <draw:frame draw:style-name="gr3" draw:text-style-name="P4" draw:layer="layout" svg:width="4.765cm" svg:height="0.382cm" svg:x="13.105cm" svg:y="3.708cm">
          <draw:text-box>
            <text:p text:style-name="P1"><text:span text:style-name="T6">八十二學年度第一次院務會議通過</text:span></text:p>
          </draw:text-box>
        </draw:frame>
        <draw:frame draw:style-name="gr3" draw:text-style-name="P4" draw:layer="layout" svg:width="0.317cm" svg:height="0.382cm" svg:x="17.868cm" svg:y="3.77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.128cm" svg:height="0.361cm" svg:x="11.991cm" svg:y="4.408cm">
          <draw:text-box>
            <text:p text:style-name="P1"><text:span text:style-name="T5">84.03.23</text:span></text:p>
          </draw:text-box>
        </draw:frame>
        <draw:frame draw:style-name="gr3" draw:text-style-name="P4" draw:layer="layout" svg:width="4.765cm" svg:height="0.382cm" svg:x="13.105cm" svg:y="4.343cm">
          <draw:text-box>
            <text:p text:style-name="P1"><text:span text:style-name="T6">八十三學年度第一次院務會議修訂</text:span></text:p>
          </draw:text-box>
        </draw:frame>
        <draw:frame draw:style-name="gr3" draw:text-style-name="P4" draw:layer="layout" svg:width="0.317cm" svg:height="0.382cm" svg:x="17.868cm" svg:y="4.40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.128cm" svg:height="0.361cm" svg:x="11.991cm" svg:y="5.043cm">
          <draw:text-box>
            <text:p text:style-name="P1"><text:span text:style-name="T5">84.05.05</text:span></text:p>
          </draw:text-box>
        </draw:frame>
        <draw:frame draw:style-name="gr3" draw:text-style-name="P4" draw:layer="layout" svg:width="4.765cm" svg:height="0.382cm" svg:x="13.105cm" svg:y="4.978cm">
          <draw:text-box>
            <text:p text:style-name="P1"><text:span text:style-name="T6">八十三學年度第二次院務會議修訂</text:span></text:p>
          </draw:text-box>
        </draw:frame>
        <draw:frame draw:style-name="gr3" draw:text-style-name="P4" draw:layer="layout" svg:width="0.317cm" svg:height="0.382cm" svg:x="17.868cm" svg:y="5.04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.128cm" svg:height="0.361cm" svg:x="11.356cm" svg:y="5.678cm">
          <draw:text-box>
            <text:p text:style-name="P1"><text:span text:style-name="T5">84.10.03</text:span></text:p>
          </draw:text-box>
        </draw:frame>
        <draw:frame draw:style-name="gr3" draw:text-style-name="P4" draw:layer="layout" svg:width="5.4cm" svg:height="0.382cm" svg:x="12.47cm" svg:y="5.613cm">
          <draw:text-box>
            <text:p text:style-name="P1"><text:span text:style-name="T6">八十四學年度第一次院務會議修訂通過</text:span></text:p>
          </draw:text-box>
        </draw:frame>
        <draw:frame draw:style-name="gr3" draw:text-style-name="P4" draw:layer="layout" svg:width="0.317cm" svg:height="0.382cm" svg:x="17.868cm" svg:y="5.67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967cm" svg:height="0.361cm" svg:x="11.517cm" svg:y="6.313cm">
          <draw:text-box>
            <text:p text:style-name="P1"><text:span text:style-name="T5">87.1.16</text:span></text:p>
          </draw:text-box>
        </draw:frame>
        <draw:frame draw:style-name="gr3" draw:text-style-name="P4" draw:layer="layout" svg:width="5.4cm" svg:height="0.382cm" svg:x="12.47cm" svg:y="6.248cm">
          <draw:text-box>
            <text:p text:style-name="P1"><text:span text:style-name="T6">八十六學年度第二次院務會議修訂通過</text:span></text:p>
          </draw:text-box>
        </draw:frame>
        <draw:frame draw:style-name="gr3" draw:text-style-name="P4" draw:layer="layout" svg:width="0.317cm" svg:height="0.382cm" svg:x="17.868cm" svg:y="6.31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.128cm" svg:height="0.361cm" svg:x="11.369cm" svg:y="6.948cm">
          <draw:text-box>
            <text:p text:style-name="P1"><text:span text:style-name="T5">89.11.13</text:span></text:p>
          </draw:text-box>
        </draw:frame>
        <draw:frame draw:style-name="gr3" draw:text-style-name="P4" draw:layer="layout" svg:width="5.4cm" svg:height="0.382cm" svg:x="12.47cm" svg:y="6.883cm">
          <draw:text-box>
            <text:p text:style-name="P1"><text:span text:style-name="T6">八十九學年度第一次院務會議修訂通過</text:span></text:p>
          </draw:text-box>
        </draw:frame>
        <draw:frame draw:style-name="gr3" draw:text-style-name="P4" draw:layer="layout" svg:width="0.317cm" svg:height="0.382cm" svg:x="17.868cm" svg:y="6.94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.128cm" svg:height="0.361cm" svg:x="11.356cm" svg:y="7.583cm">
          <draw:text-box>
            <text:p text:style-name="P1"><text:span text:style-name="T5">93.10.21</text:span></text:p>
          </draw:text-box>
        </draw:frame>
        <draw:frame draw:style-name="gr3" draw:text-style-name="P4" draw:layer="layout" svg:width="5.4cm" svg:height="0.382cm" svg:x="12.47cm" svg:y="7.518cm">
          <draw:text-box>
            <text:p text:style-name="P1"><text:span text:style-name="T6">九十三學年度第一次院務會議修訂通過</text:span></text:p>
          </draw:text-box>
        </draw:frame>
        <draw:frame draw:style-name="gr3" draw:text-style-name="P4" draw:layer="layout" svg:width="0.317cm" svg:height="0.382cm" svg:x="17.868cm" svg:y="7.58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967cm" svg:height="0.361cm" svg:x="11.517cm" svg:y="8.218cm">
          <draw:text-box>
            <text:p text:style-name="P1"><text:span text:style-name="T5">97.6.26</text:span></text:p>
          </draw:text-box>
        </draw:frame>
        <draw:frame draw:style-name="gr3" draw:text-style-name="P4" draw:layer="layout" svg:width="5.4cm" svg:height="0.382cm" svg:x="12.47cm" svg:y="8.153cm">
          <draw:text-box>
            <text:p text:style-name="P1"><text:span text:style-name="T6">九十六學年度第一次院務會議修訂通過</text:span></text:p>
          </draw:text-box>
        </draw:frame>
        <draw:frame draw:style-name="gr3" draw:text-style-name="P4" draw:layer="layout" svg:width="0.317cm" svg:height="0.382cm" svg:x="17.868cm" svg:y="8.218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509cm" svg:x="12.982cm" svg:y="8.798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1.488cm" svg:height="0.594cm" svg:x="2.503cm" svg:y="9.289cm">
          <draw:text-box>
            <text:p text:style-name="P1"><text:span text:style-name="T8">第一條</text:span></text:p>
          </draw:text-box>
        </draw:frame>
        <draw:frame draw:style-name="gr5" draw:text-style-name="P6" draw:layer="layout" svg:width="0.494cm" svg:height="0.594cm" svg:x="3.989cm" svg:y="9.39cm">
          <draw:text-box>
            <text:p text:style-name="P1"><text:span text:style-name="T9"><text:s text:c="3"/></text:span></text:p>
          </draw:text-box>
        </draw:frame>
        <draw:frame draw:style-name="gr5" draw:text-style-name="P6" draw:layer="layout" svg:width="13.87cm" svg:height="0.594cm" svg:x="4.475cm" svg:y="9.289cm">
          <draw:text-box>
            <text:p text:style-name="P1"><text:span text:style-name="T8">國立交通大學工學院（以下簡稱本院）由所屬系、所、專班、中</text:span></text:p>
          </draw:text-box>
        </draw:frame>
        <draw:frame draw:style-name="gr5" draw:text-style-name="P6" draw:layer="layout" svg:width="13.87cm" svg:height="0.594cm" svg:x="4.501cm" svg:y="9.933cm">
          <draw:text-box>
            <text:p text:style-name="P1"><text:span text:style-name="T8">心及實習工場組成。設院長一名，綜理本院業務。並得視需要置</text:span></text:p>
          </draw:text-box>
        </draw:frame>
        <draw:frame draw:style-name="gr5" draw:text-style-name="P6" draw:layer="layout" svg:width="3.964cm" svg:height="0.594cm" svg:x="4.501cm" svg:y="10.572cm">
          <draw:text-box>
            <text:p text:style-name="P1"><text:span text:style-name="T8">副院長一至二人。</text:span></text:p>
          </draw:text-box>
        </draw:frame>
        <draw:frame draw:style-name="gr5" draw:text-style-name="P6" draw:layer="layout" svg:width="0.494cm" svg:height="0.594cm" svg:x="8.451cm" svg:y="10.673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1.488cm" svg:height="0.594cm" svg:x="2.503cm" svg:y="11.216cm">
          <draw:text-box>
            <text:p text:style-name="P1"><text:span text:style-name="T8">第二條</text:span></text:p>
          </draw:text-box>
        </draw:frame>
        <draw:frame draw:style-name="gr5" draw:text-style-name="P6" draw:layer="layout" svg:width="0.494cm" svg:height="0.594cm" svg:x="3.989cm" svg:y="11.316cm">
          <draw:text-box>
            <text:p text:style-name="P1"><text:span text:style-name="T9"><text:s text:c="3"/></text:span></text:p>
          </draw:text-box>
        </draw:frame>
        <draw:frame draw:style-name="gr5" draw:text-style-name="P6" draw:layer="layout" svg:width="13.87cm" svg:height="0.594cm" svg:x="4.475cm" svg:y="11.216cm">
          <draw:text-box>
            <text:p text:style-name="P1"><text:span text:style-name="T8">本院設院務會議及教師評審委員會，教師評審委員會之組織章程</text:span></text:p>
          </draw:text-box>
        </draw:frame>
        <draw:frame draw:style-name="gr5" draw:text-style-name="P6" draw:layer="layout" svg:width="1.983cm" svg:height="0.594cm" svg:x="4.501cm" svg:y="11.859cm">
          <draw:text-box>
            <text:p text:style-name="P1"><text:span text:style-name="T8">另訂之。</text:span></text:p>
          </draw:text-box>
        </draw:frame>
        <draw:frame draw:style-name="gr5" draw:text-style-name="P6" draw:layer="layout" svg:width="0.494cm" svg:height="0.594cm" svg:x="6.478cm" svg:y="11.96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1.488cm" svg:height="0.594cm" svg:x="2.503cm" svg:y="12.502cm">
          <draw:text-box>
            <text:p text:style-name="P1"><text:span text:style-name="T8">第三條</text:span></text:p>
          </draw:text-box>
        </draw:frame>
        <draw:frame draw:style-name="gr5" draw:text-style-name="P6" draw:layer="layout" svg:width="0.494cm" svg:height="0.594cm" svg:x="3.989cm" svg:y="12.603cm">
          <draw:text-box>
            <text:p text:style-name="P1"><text:span text:style-name="T9"><text:s text:c="3"/></text:span></text:p>
          </draw:text-box>
        </draw:frame>
        <draw:frame draw:style-name="gr5" draw:text-style-name="P6" draw:layer="layout" svg:width="13.87cm" svg:height="0.594cm" svg:x="4.475cm" svg:y="12.502cm">
          <draw:text-box>
            <text:p text:style-name="P1"><text:span text:style-name="T8">院務會議為本院最高權力機構，院長為會議召集人，本院副院長</text:span></text:p>
          </draw:text-box>
        </draw:frame>
        <draw:frame draw:style-name="gr5" draw:text-style-name="P6" draw:layer="layout" svg:width="13.87cm" svg:height="0.594cm" svg:x="4.501cm" svg:y="13.142cm">
          <draw:text-box>
            <text:p text:style-name="P1"><text:span text:style-name="T8">及系、所主管為當然委員，另由各系所自行票選助理教授以上之</text:span></text:p>
          </draw:text-box>
        </draw:frame>
        <draw:frame draw:style-name="gr5" draw:text-style-name="P6" draw:layer="layout" svg:width="13.87cm" svg:height="0.594cm" svg:x="4.501cm" svg:y="13.785cm">
          <draw:text-box>
            <text:p text:style-name="P1"><text:span text:style-name="T8">教師代表組成。各系所票選名額之分配分別為機械系三名、土木</text:span></text:p>
          </draw:text-box>
        </draw:frame>
        <draw:frame draw:style-name="gr5" draw:text-style-name="P6" draw:layer="layout" svg:width="13.87cm" svg:height="0.594cm" svg:x="4.501cm" svg:y="14.429cm">
          <draw:text-box>
            <text:p text:style-name="P1"><text:span text:style-name="T8">系三名、材料系二名、環工所一名、奈米所一名。實習工場主管</text:span></text:p>
          </draw:text-box>
        </draw:frame>
        <draw:frame draw:style-name="gr5" draw:text-style-name="P6" draw:layer="layout" svg:width="13.87cm" svg:height="0.594cm" svg:x="4.501cm" svg:y="15.073cm">
          <draw:text-box>
            <text:p text:style-name="P1"><text:span text:style-name="T8">為列席代表。院長得視情況邀請專班主任、中心主管、其他教師</text:span></text:p>
          </draw:text-box>
        </draw:frame>
        <draw:frame draw:style-name="gr5" draw:text-style-name="P6" draw:layer="layout" svg:width="4.955cm" svg:height="0.594cm" svg:x="4.501cm" svg:y="15.712cm">
          <draw:text-box>
            <text:p text:style-name="P1"><text:span text:style-name="T8">職員及學生列席參加。</text:span></text:p>
          </draw:text-box>
        </draw:frame>
        <draw:frame draw:style-name="gr5" draw:text-style-name="P6" draw:layer="layout" svg:width="0.494cm" svg:height="0.594cm" svg:x="9.438cm" svg:y="15.813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1.488cm" svg:height="0.594cm" svg:x="2.503cm" svg:y="16.356cm">
          <draw:text-box>
            <text:p text:style-name="P1"><text:span text:style-name="T8">第四條</text:span></text:p>
          </draw:text-box>
        </draw:frame>
        <draw:frame draw:style-name="gr5" draw:text-style-name="P6" draw:layer="layout" svg:width="0.494cm" svg:height="0.594cm" svg:x="3.989cm" svg:y="16.456cm">
          <draw:text-box>
            <text:p text:style-name="P1"><text:span text:style-name="T9"><text:s text:c="3"/></text:span></text:p>
          </draw:text-box>
        </draw:frame>
        <draw:frame draw:style-name="gr5" draw:text-style-name="P6" draw:layer="layout" svg:width="13.87cm" svg:height="0.594cm" svg:x="4.475cm" svg:y="16.356cm">
          <draw:text-box>
            <text:p text:style-name="P1"><text:span text:style-name="T8">院務會議每學期至少召開一次，必要時院長或由院務代表四分之</text:span></text:p>
          </draw:text-box>
        </draw:frame>
        <draw:frame draw:style-name="gr5" draw:text-style-name="P6" draw:layer="layout" svg:width="13.87cm" svg:height="0.594cm" svg:x="4.501cm" svg:y="16.999cm">
          <draw:text-box>
            <text:p text:style-name="P1"><text:span text:style-name="T8">一以上之提議，得召開臨時院務會議，會議須全體代表二分之一</text:span></text:p>
          </draw:text-box>
        </draw:frame>
        <draw:frame draw:style-name="gr5" draw:text-style-name="P6" draw:layer="layout" svg:width="4.955cm" svg:height="0.594cm" svg:x="4.501cm" svg:y="17.642cm">
          <draw:text-box>
            <text:p text:style-name="P1"><text:span text:style-name="T8">以上出席，方能召開。</text:span></text:p>
          </draw:text-box>
        </draw:frame>
        <draw:frame draw:style-name="gr5" draw:text-style-name="P6" draw:layer="layout" svg:width="0.494cm" svg:height="0.594cm" svg:x="9.438cm" svg:y="17.743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1.488cm" svg:height="0.594cm" svg:x="2.503cm" svg:y="18.282cm">
          <draw:text-box>
            <text:p text:style-name="P1"><text:span text:style-name="T8">第五條</text:span></text:p>
          </draw:text-box>
        </draw:frame>
        <draw:frame draw:style-name="gr5" draw:text-style-name="P6" draw:layer="layout" svg:width="0.494cm" svg:height="0.594cm" svg:x="3.989cm" svg:y="18.383cm">
          <draw:text-box>
            <text:p text:style-name="P1"><text:span text:style-name="T9"><text:s text:c="3"/></text:span></text:p>
          </draw:text-box>
        </draw:frame>
        <draw:frame draw:style-name="gr5" draw:text-style-name="P6" draw:layer="layout" svg:width="13.87cm" svg:height="0.594cm" svg:x="4.475cm" svg:y="18.282cm">
          <draw:text-box>
            <text:p text:style-name="P1"><text:span text:style-name="T8">本院院務會議下設學術與研究委員會、教學與課程委員會、經費</text:span></text:p>
          </draw:text-box>
        </draw:frame>
        <draw:frame draw:style-name="gr5" draw:text-style-name="P6" draw:layer="layout" svg:width="13.87cm" svg:height="0.594cm" svg:x="4.501cm" svg:y="18.925cm">
          <draw:text-box>
            <text:p text:style-name="P1"><text:span text:style-name="T8">與設備委員會、服務與學生事務委員會、招生委員會等五個常設</text:span></text:p>
          </draw:text-box>
        </draw:frame>
        <draw:frame draw:style-name="gr5" draw:text-style-name="P6" draw:layer="layout" svg:width="1.983cm" svg:height="0.594cm" svg:x="4.501cm" svg:y="19.57cm">
          <draw:text-box>
            <text:p text:style-name="P1"><text:span text:style-name="T8">委員會。</text:span></text:p>
          </draw:text-box>
        </draw:frame>
        <draw:frame draw:style-name="gr5" draw:text-style-name="P6" draw:layer="layout" svg:width="0.494cm" svg:height="0.594cm" svg:x="6.478cm" svg:y="19.671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1.488cm" svg:height="0.594cm" svg:x="2.503cm" svg:y="20.213cm">
          <draw:text-box>
            <text:p text:style-name="P1"><text:span text:style-name="T8">第六條</text:span></text:p>
          </draw:text-box>
        </draw:frame>
        <draw:frame draw:style-name="gr5" draw:text-style-name="P6" draw:layer="layout" svg:width="0.494cm" svg:height="0.594cm" svg:x="3.989cm" svg:y="20.314cm">
          <draw:text-box>
            <text:p text:style-name="P1"><text:span text:style-name="T9"><text:s text:c="3"/></text:span></text:p>
          </draw:text-box>
        </draw:frame>
        <draw:frame draw:style-name="gr5" draw:text-style-name="P6" draw:layer="layout" svg:width="2.974cm" svg:height="0.594cm" svg:x="4.475cm" svg:y="20.213cm">
          <draw:text-box>
            <text:p text:style-name="P1"><text:span text:style-name="T8">院長之任免：</text:span></text:p>
          </draw:text-box>
        </draw:frame>
        <draw:frame draw:style-name="gr5" draw:text-style-name="P6" draw:layer="layout" svg:width="1.145cm" svg:height="0.594cm" svg:x="7.448cm" svg:y="20.314cm">
          <draw:text-box>
            <text:p text:style-name="P1"><text:span text:style-name="T9"><text:s text:c="9"/></text:span></text:p>
          </draw:text-box>
        </draw:frame>
        <draw:frame draw:style-name="gr5" draw:text-style-name="P6" draw:layer="layout" svg:width="5.946cm" svg:height="0.594cm" svg:x="4.501cm" svg:y="20.852cm">
          <draw:text-box>
            <text:p text:style-name="P1"><text:span text:style-name="T8">一、院長之產生方式如下：</text:span></text:p>
          </draw:text-box>
        </draw:frame>
        <draw:frame draw:style-name="gr5" draw:text-style-name="P6" draw:layer="layout" svg:width="0.494cm" svg:height="0.594cm" svg:x="10.428cm" svg:y="20.953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119cm" svg:y="21.597cm">
          <draw:text-box>
            <text:p text:style-name="P1"><text:span text:style-name="T9">1.</text:span></text:p>
          </draw:text-box>
        </draw:frame>
        <draw:polygon draw:style-name="gr6" draw:text-style-name="P7" draw:layer="layout" svg:width="12.842cm" svg:height="0.026cm" svg:x="5.487cm" svg:y="22.109cm" svg:viewBox="0 0 12843 27" draw:points="0,27 12843,27 12843,0 0,0">
          <text:p/>
        </draw:polygon>
        <draw:frame draw:style-name="gr5" draw:text-style-name="P6" draw:layer="layout" svg:width="12.88cm" svg:height="0.594cm" svg:x="5.487cm" svg:y="21.496cm">
          <draw:text-box>
            <text:p text:style-name="P1"><text:span text:style-name="T8">院長任期屆滿六個月前或院長出缺時成立一遴選委員會，負</text:span></text:p>
          </draw:text-box>
        </draw:frame>
        <draw:polygon draw:style-name="gr6" draw:text-style-name="P7" draw:layer="layout" svg:width="12.838cm" svg:height="0.025cm" svg:x="5.491cm" svg:y="22.753cm" svg:viewBox="0 0 12839 26" draw:points="0,26 12839,26 12839,0 0,0">
          <text:p/>
        </draw:polygon>
        <draw:frame draw:style-name="gr5" draw:text-style-name="P6" draw:layer="layout" svg:width="12.88cm" svg:height="0.594cm" svg:x="5.491cm" svg:y="22.139cm">
          <draw:text-box>
            <text:p text:style-name="P1"><text:span text:style-name="T8">責院長之產生。遴選委員會之成立、職掌與院長產生辦法另</text:span></text:p>
          </draw:text-box>
        </draw:frame>
        <draw:polygon draw:style-name="gr6" draw:text-style-name="P7" draw:layer="layout" svg:width="1.482cm" svg:height="0.026cm" svg:x="5.491cm" svg:y="23.396cm" svg:viewBox="0 0 1483 27" draw:points="0,27 1483,27 1483,0 0,0">
          <text:p/>
        </draw:polygon>
        <draw:frame draw:style-name="gr5" draw:text-style-name="P6" draw:layer="layout" svg:width="1.488cm" svg:height="0.594cm" svg:x="5.491cm" svg:y="22.783cm">
          <draw:text-box>
            <text:p text:style-name="P1"><text:span text:style-name="T8">訂之。</text:span></text:p>
          </draw:text-box>
        </draw:frame>
        <draw:frame draw:style-name="gr5" draw:text-style-name="P6" draw:layer="layout" svg:width="0.494cm" svg:height="0.594cm" svg:x="6.974cm" svg:y="22.884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119cm" svg:y="23.523cm">
          <draw:text-box>
            <text:p text:style-name="P1"><text:span text:style-name="T9">2.</text:span></text:p>
          </draw:text-box>
        </draw:frame>
        <draw:frame draw:style-name="gr5" draw:text-style-name="P6" draw:layer="layout" svg:width="8.422cm" svg:height="0.594cm" svg:x="5.487cm" svg:y="23.422cm">
          <draw:text-box>
            <text:p text:style-name="P1"><text:span text:style-name="T8">院長候選人，以本院專任教授為原則。</text:span></text:p>
          </draw:text-box>
        </draw:frame>
        <draw:frame draw:style-name="gr5" draw:text-style-name="P6" draw:layer="layout" svg:width="0.494cm" svg:height="0.594cm" svg:x="13.888cm" svg:y="23.523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119cm" svg:y="24.166cm">
          <draw:text-box>
            <text:p text:style-name="P1"><text:span text:style-name="T9">3.</text:span></text:p>
          </draw:text-box>
        </draw:frame>
        <draw:frame draw:style-name="gr5" draw:text-style-name="P6" draw:layer="layout" svg:width="12.88cm" svg:height="0.594cm" svg:x="5.487cm" svg:y="24.065cm">
          <draw:text-box>
            <text:p text:style-name="P1"><text:span text:style-name="T8">院長之選舉，本院講師以上之專任教師均有選舉權，以無記</text:span></text:p>
          </draw:text-box>
        </draw:frame>
        <draw:frame draw:style-name="gr5" draw:text-style-name="P6" draw:layer="layout" svg:width="11.394cm" svg:height="0.594cm" svg:x="5.491cm" svg:y="24.709cm">
          <draw:text-box>
            <text:p text:style-name="P1"><text:span text:style-name="T8">名投票方式推選得最高票者二人，薦請校長擇聘之。</text:span></text:p>
          </draw:text-box>
        </draw:frame>
        <draw:frame draw:style-name="gr5" draw:text-style-name="P6" draw:layer="layout" svg:width="0.494cm" svg:height="0.594cm" svg:x="16.852cm" svg:y="24.81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13.87cm" svg:height="0.594cm" svg:x="4.501cm" svg:y="25.353cm">
          <draw:text-box>
            <text:p text:style-name="P1"><text:span text:style-name="T8">二、院長任期三年，連選得連任，連任以一次為限。院長之選舉</text:span></text:p>
          </draw:text-box>
        </draw:frame>
        <draw:frame draw:style-name="gr5" draw:text-style-name="P6" draw:layer="layout" svg:width="6.441cm" svg:height="0.594cm" svg:x="5.538cm" svg:y="25.992cm">
          <draw:text-box>
            <text:p text:style-name="P1"><text:span text:style-name="T8">應在任期屆滿前二個月舉行。</text:span></text:p>
          </draw:text-box>
        </draw:frame>
        <draw:frame draw:style-name="gr4" draw:text-style-name="P5" draw:layer="layout" svg:width="0.422cm" svg:height="0.509cm" svg:x="11.957cm" svg:y="26.166cm">
          <draw:text-box>
            <text:p text:style-name="P1"><text:span text:style-name="T7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7.469cm" svg:height="0.674cm" svg:x="6.834cm" svg:y="1.439cm">
          <draw:text-box>
            <text:p text:style-name="P1"><text:span text:style-name="T1">國立交通大學工學院組織規程</text:span><text:span text:style-name="T2"> </text:span></text:p>
          </draw:text-box>
        </draw:frame>
        <draw:frame draw:style-name="gr2" draw:text-style-name="P3" draw:layer="layout" svg:width="3.164cm" svg:height="0.399cm" svg:x="2.503cm" svg:y="27.11cm">
          <draw:text-box>
            <text:p text:style-name="P1"><text:span text:style-name="T3">C:\Users\can\Desktop\</text:span></text:p>
          </draw:text-box>
        </draw:frame>
        <draw:frame draw:style-name="gr2" draw:text-style-name="P3" draw:layer="layout" svg:width="4.57cm" svg:height="0.424cm" svg:x="5.695cm" svg:y="27.048cm">
          <draw:text-box>
            <text:p text:style-name="P1"><text:span text:style-name="T4">國立交通大學工學院組織規程</text:span></text:p>
          </draw:text-box>
        </draw:frame>
        <draw:frame draw:style-name="gr2" draw:text-style-name="P3" draw:layer="layout" svg:width="1.759cm" svg:height="0.399cm" svg:x="10.369cm" svg:y="27.11cm">
          <draw:text-box>
            <text:p text:style-name="P1"><text:span text:style-name="T3">97.6.26.doc </text:span></text:p>
          </draw:text-box>
        </draw:frame>
        <draw:frame draw:style-name="gr2" draw:text-style-name="P3" draw:layer="layout" svg:width="1.708cm" svg:height="0.399cm" svg:x="16.895cm" svg:y="27.555cm">
          <draw:text-box>
            <text:p text:style-name="P1"><text:span text:style-name="T3">12/14/2009 </text:span></text:p>
          </draw:text-box>
        </draw:frame>
        <draw:frame draw:style-name="gr5" draw:text-style-name="P6" draw:layer="layout" svg:width="13.87cm" svg:height="0.594cm" svg:x="4.501cm" svg:y="2.938cm">
          <draw:text-box>
            <text:p text:style-name="P1"><text:span text:style-name="T8">三、院長之罷免，須經本院全體教師三分之一以上連署，如獲本</text:span></text:p>
          </draw:text-box>
        </draw:frame>
        <draw:frame draw:style-name="gr5" draw:text-style-name="P6" draw:layer="layout" svg:width="12.88cm" svg:height="0.594cm" svg:x="5.538cm" svg:y="3.582cm">
          <draw:text-box>
            <text:p text:style-name="P1"><text:span text:style-name="T8">院全體教師三分之二以上贊成，得向校方建議解除其職務。</text:span></text:p>
          </draw:text-box>
        </draw:frame>
        <draw:frame draw:style-name="gr5" draw:text-style-name="P6" draw:layer="layout" svg:width="12.88cm" svg:height="0.594cm" svg:x="5.538cm" svg:y="4.221cm">
          <draw:text-box>
            <text:p text:style-name="P1"><text:span text:style-name="T8">院長在任期內不能履行公務連續超過半年以上時，其任期自</text:span></text:p>
          </draw:text-box>
        </draw:frame>
        <draw:frame draw:style-name="gr5" draw:text-style-name="P6" draw:layer="layout" svg:width="12.88cm" svg:height="0.594cm" svg:x="5.538cm" svg:y="4.864cm">
          <draw:text-box>
            <text:p text:style-name="P1"><text:span text:style-name="T8">然終止。代理院長由校長指派，新院長依院長產生方式在半</text:span></text:p>
          </draw:text-box>
        </draw:frame>
        <draw:frame draw:style-name="gr5" draw:text-style-name="P6" draw:layer="layout" svg:width="2.479cm" svg:height="0.594cm" svg:x="5.538cm" svg:y="5.508cm">
          <draw:text-box>
            <text:p text:style-name="P1"><text:span text:style-name="T8">年內產生。</text:span></text:p>
          </draw:text-box>
        </draw:frame>
        <draw:frame draw:style-name="gr5" draw:text-style-name="P6" draw:layer="layout" svg:width="0.494cm" svg:height="0.594cm" svg:x="8.007cm" svg:y="5.609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1.488cm" svg:height="0.594cm" svg:x="2.503cm" svg:y="6.151cm">
          <draw:text-box>
            <text:p text:style-name="P1"><text:span text:style-name="T8">第七條</text:span></text:p>
          </draw:text-box>
        </draw:frame>
        <draw:frame draw:style-name="gr5" draw:text-style-name="P6" draw:layer="layout" svg:width="0.494cm" svg:height="0.594cm" svg:x="3.989cm" svg:y="6.252cm">
          <draw:text-box>
            <text:p text:style-name="P1"><text:span text:style-name="T9"><text:s text:c="3"/></text:span></text:p>
          </draw:text-box>
        </draw:frame>
        <draw:frame draw:style-name="gr5" draw:text-style-name="P6" draw:layer="layout" svg:width="4.46cm" svg:height="0.594cm" svg:x="4.475cm" svg:y="6.151cm">
          <draw:text-box>
            <text:p text:style-name="P1"><text:span text:style-name="T8">常設委員會之產生：</text:span></text:p>
          </draw:text-box>
        </draw:frame>
        <draw:frame draw:style-name="gr5" draw:text-style-name="P6" draw:layer="layout" svg:width="0.494cm" svg:height="0.594cm" svg:x="8.921cm" svg:y="6.252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13.87cm" svg:height="0.594cm" svg:x="4.501cm" svg:y="6.791cm">
          <draw:text-box>
            <text:p text:style-name="P1"><text:span text:style-name="T8">一、每一常設委員會除院長、副院長為當然委員外，由院務會議</text:span></text:p>
          </draw:text-box>
        </draw:frame>
        <draw:frame draw:style-name="gr5" draw:text-style-name="P6" draw:layer="layout" svg:width="12.88cm" svg:height="0.594cm" svg:x="5.538cm" svg:y="7.434cm">
          <draw:text-box>
            <text:p text:style-name="P1"><text:span text:style-name="T8">代表依志願選擇參加至少二項常設委員會，任期一年。招生</text:span></text:p>
          </draw:text-box>
        </draw:frame>
        <draw:frame draw:style-name="gr5" draw:text-style-name="P6" draw:layer="layout" svg:width="6.936cm" svg:height="0.594cm" svg:x="5.538cm" svg:y="8.078cm">
          <draw:text-box>
            <text:p text:style-name="P1"><text:span text:style-name="T8">委員會各系所主管為當然委員。</text:span></text:p>
          </draw:text-box>
        </draw:frame>
        <draw:frame draw:style-name="gr5" draw:text-style-name="P6" draw:layer="layout" svg:width="0.494cm" svg:height="0.594cm" svg:x="12.453cm" svg:y="8.18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13.87cm" svg:height="0.594cm" svg:x="4.501cm" svg:y="8.722cm">
          <draw:text-box>
            <text:p text:style-name="P1"><text:span text:style-name="T8">二、各系所指定代表一至三人分別參加與各常設委員會業務性質</text:span></text:p>
          </draw:text-box>
        </draw:frame>
        <draw:frame draw:style-name="gr5" draw:text-style-name="P6" draw:layer="layout" svg:width="3.469cm" svg:height="0.594cm" svg:x="5.538cm" svg:y="9.361cm">
          <draw:text-box>
            <text:p text:style-name="P1"><text:span text:style-name="T8">相關之委員會。</text:span></text:p>
          </draw:text-box>
        </draw:frame>
        <draw:frame draw:style-name="gr5" draw:text-style-name="P6" draw:layer="layout" svg:width="0.494cm" svg:height="0.594cm" svg:x="8.998cm" svg:y="9.462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13.87cm" svg:height="0.594cm" svg:x="4.501cm" svg:y="10.005cm">
          <draw:text-box>
            <text:p text:style-name="P1"><text:span text:style-name="T8">三、各委員會設召集人一人，由參與委員互選之，召集人須為院</text:span></text:p>
          </draw:text-box>
        </draw:frame>
        <draw:frame draw:style-name="gr5" draw:text-style-name="P6" draw:layer="layout" svg:width="2.974cm" svg:height="0.594cm" svg:x="5.538cm" svg:y="10.648cm">
          <draw:text-box>
            <text:p text:style-name="P1"><text:span text:style-name="T8">務會議代表。</text:span></text:p>
          </draw:text-box>
        </draw:frame>
        <draw:frame draw:style-name="gr5" draw:text-style-name="P6" draw:layer="layout" svg:width="0.494cm" svg:height="0.594cm" svg:x="8.502cm" svg:y="10.749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1.488cm" svg:height="0.594cm" svg:x="2.503cm" svg:y="11.292cm">
          <draw:text-box>
            <text:p text:style-name="P1"><text:span text:style-name="T8">第八條</text:span></text:p>
          </draw:text-box>
        </draw:frame>
        <draw:frame draw:style-name="gr5" draw:text-style-name="P6" draw:layer="layout" svg:width="0.494cm" svg:height="0.594cm" svg:x="3.989cm" svg:y="11.393cm">
          <draw:text-box>
            <text:p text:style-name="P1"><text:span text:style-name="T9"><text:s text:c="3"/></text:span></text:p>
          </draw:text-box>
        </draw:frame>
        <draw:frame draw:style-name="gr5" draw:text-style-name="P6" draw:layer="layout" svg:width="4.46cm" svg:height="0.594cm" svg:x="4.475cm" svg:y="11.292cm">
          <draw:text-box>
            <text:p text:style-name="P1"><text:span text:style-name="T8">常設委員會之職權：</text:span></text:p>
          </draw:text-box>
        </draw:frame>
        <draw:frame draw:style-name="gr5" draw:text-style-name="P6" draw:layer="layout" svg:width="0.494cm" svg:height="0.594cm" svg:x="8.921cm" svg:y="11.393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4.955cm" svg:height="0.594cm" svg:x="4.501cm" svg:y="11.931cm">
          <draw:text-box>
            <text:p text:style-name="P1"><text:span text:style-name="T8">一、學術與研究委員會</text:span></text:p>
          </draw:text-box>
        </draw:frame>
        <draw:frame draw:style-name="gr5" draw:text-style-name="P6" draw:layer="layout" svg:width="0.494cm" svg:height="0.594cm" svg:x="9.438cm" svg:y="12.032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94cm" svg:x="5.119cm" svg:y="12.675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94cm" svg:x="5.491cm" svg:y="12.675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89cm" svg:y="12.675cm">
          <draw:text-box>
            <text:p text:style-name="P1"><text:span text:style-name="T9">1.</text:span></text:p>
          </draw:text-box>
        </draw:frame>
        <draw:frame draw:style-name="gr5" draw:text-style-name="P6" draw:layer="layout" svg:width="7.432cm" svg:height="0.594cm" svg:x="6.258cm" svg:y="12.574cm">
          <draw:text-box>
            <text:p text:style-name="P1"><text:span text:style-name="T8">擬定本院之學術發展方針與策略。</text:span></text:p>
          </draw:text-box>
        </draw:frame>
        <draw:frame draw:style-name="gr5" draw:text-style-name="P6" draw:layer="layout" svg:width="0.494cm" svg:height="0.594cm" svg:x="13.672cm" svg:y="12.675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94cm" svg:x="5.119cm" svg:y="13.319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94cm" svg:x="5.491cm" svg:y="13.319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89cm" svg:y="13.319cm">
          <draw:text-box>
            <text:p text:style-name="P1"><text:span text:style-name="T9">2.</text:span></text:p>
          </draw:text-box>
        </draw:frame>
        <draw:frame draw:style-name="gr5" draw:text-style-name="P6" draw:layer="layout" svg:width="6.441cm" svg:height="0.594cm" svg:x="6.258cm" svg:y="13.218cm">
          <draw:text-box>
            <text:p text:style-name="P1"><text:span text:style-name="T8">推動跨系所中心之研發計劃。</text:span></text:p>
          </draw:text-box>
        </draw:frame>
        <draw:frame draw:style-name="gr5" draw:text-style-name="P6" draw:layer="layout" svg:width="0.494cm" svg:height="0.594cm" svg:x="12.681cm" svg:y="13.319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94cm" svg:x="5.119cm" svg:y="13.963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94cm" svg:x="5.491cm" svg:y="13.963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89cm" svg:y="13.963cm">
          <draw:text-box>
            <text:p text:style-name="P1"><text:span text:style-name="T9">3.</text:span></text:p>
          </draw:text-box>
        </draw:frame>
        <draw:frame draw:style-name="gr5" draw:text-style-name="P6" draw:layer="layout" svg:width="8.422cm" svg:height="0.594cm" svg:x="6.258cm" svg:y="13.862cm">
          <draw:text-box>
            <text:p text:style-name="P1"><text:span text:style-name="T8">處理其他與本委員會性質相關之事務。</text:span></text:p>
          </draw:text-box>
        </draw:frame>
        <draw:frame draw:style-name="gr5" draw:text-style-name="P6" draw:layer="layout" svg:width="0.494cm" svg:height="0.594cm" svg:x="14.658cm" svg:y="13.963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4.955cm" svg:height="0.594cm" svg:x="4.501cm" svg:y="14.501cm">
          <draw:text-box>
            <text:p text:style-name="P1"><text:span text:style-name="T8">二、教學與課程委員會</text:span></text:p>
          </draw:text-box>
        </draw:frame>
        <draw:frame draw:style-name="gr5" draw:text-style-name="P6" draw:layer="layout" svg:width="0.494cm" svg:height="0.594cm" svg:x="9.438cm" svg:y="14.602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94cm" svg:x="5.119cm" svg:y="15.246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94cm" svg:x="5.491cm" svg:y="15.246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89cm" svg:y="15.246cm">
          <draw:text-box>
            <text:p text:style-name="P1"><text:span text:style-name="T9">1.</text:span></text:p>
          </draw:text-box>
        </draw:frame>
        <draw:frame draw:style-name="gr5" draw:text-style-name="P6" draw:layer="layout" svg:width="6.441cm" svg:height="0.594cm" svg:x="6.258cm" svg:y="15.145cm">
          <draw:text-box>
            <text:p text:style-name="P1"><text:span text:style-name="T8">推動本院各系所課程之整合。</text:span></text:p>
          </draw:text-box>
        </draw:frame>
        <draw:frame draw:style-name="gr5" draw:text-style-name="P6" draw:layer="layout" svg:width="0.494cm" svg:height="0.594cm" svg:x="12.681cm" svg:y="15.246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6cm" svg:y="15.889cm">
          <draw:text-box>
            <text:p text:style-name="P1"><text:span text:style-name="T9">2.</text:span></text:p>
          </draw:text-box>
        </draw:frame>
        <draw:frame draw:style-name="gr5" draw:text-style-name="P6" draw:layer="layout" svg:width="6.441cm" svg:height="0.594cm" svg:x="6.232cm" svg:y="15.788cm">
          <draw:text-box>
            <text:p text:style-name="P1"><text:span text:style-name="T8">協調系所間相互支援之課程。</text:span></text:p>
          </draw:text-box>
        </draw:frame>
        <draw:frame draw:style-name="gr5" draw:text-style-name="P6" draw:layer="layout" svg:width="0.494cm" svg:height="0.594cm" svg:x="12.652cm" svg:y="15.889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6cm" svg:y="16.533cm">
          <draw:text-box>
            <text:p text:style-name="P1"><text:span text:style-name="T9">3.</text:span></text:p>
          </draw:text-box>
        </draw:frame>
        <draw:frame draw:style-name="gr5" draw:text-style-name="P6" draw:layer="layout" svg:width="7.432cm" svg:height="0.594cm" svg:x="6.232cm" svg:y="16.432cm">
          <draw:text-box>
            <text:p text:style-name="P1"><text:span text:style-name="T8">規劃並推動成立本院研究所專班。</text:span></text:p>
          </draw:text-box>
        </draw:frame>
        <draw:frame draw:style-name="gr5" draw:text-style-name="P6" draw:layer="layout" svg:width="0.494cm" svg:height="0.594cm" svg:x="13.642cm" svg:y="16.533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6cm" svg:y="17.172cm">
          <draw:text-box>
            <text:p text:style-name="P1"><text:span text:style-name="T9">4.</text:span></text:p>
          </draw:text-box>
        </draw:frame>
        <draw:frame draw:style-name="gr5" draw:text-style-name="P6" draw:layer="layout" svg:width="6.441cm" svg:height="0.594cm" svg:x="6.232cm" svg:y="17.071cm">
          <draw:text-box>
            <text:p text:style-name="P1"><text:span text:style-name="T8">規劃成立本院跨系所之學程。</text:span></text:p>
          </draw:text-box>
        </draw:frame>
        <draw:frame draw:style-name="gr5" draw:text-style-name="P6" draw:layer="layout" svg:width="0.494cm" svg:height="0.594cm" svg:x="12.652cm" svg:y="17.172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6cm" svg:y="17.815cm">
          <draw:text-box>
            <text:p text:style-name="P1"><text:span text:style-name="T9">5.</text:span></text:p>
          </draw:text-box>
        </draw:frame>
        <draw:frame draw:style-name="gr5" draw:text-style-name="P6" draw:layer="layout" svg:width="4.955cm" svg:height="0.594cm" svg:x="6.232cm" svg:y="17.714cm">
          <draw:text-box>
            <text:p text:style-name="P1"><text:span text:style-name="T8">推動本院之推廣教育。</text:span></text:p>
          </draw:text-box>
        </draw:frame>
        <draw:frame draw:style-name="gr5" draw:text-style-name="P6" draw:layer="layout" svg:width="0.494cm" svg:height="0.594cm" svg:x="11.169cm" svg:y="17.815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6cm" svg:y="18.459cm">
          <draw:text-box>
            <text:p text:style-name="P1"><text:span text:style-name="T9">6.</text:span></text:p>
          </draw:text-box>
        </draw:frame>
        <draw:frame draw:style-name="gr5" draw:text-style-name="P6" draw:layer="layout" svg:width="5.45cm" svg:height="0.594cm" svg:x="6.232cm" svg:y="18.358cm">
          <draw:text-box>
            <text:p text:style-name="P1"><text:span text:style-name="T8">監督與支援共同實驗室。</text:span></text:p>
          </draw:text-box>
        </draw:frame>
        <draw:frame draw:style-name="gr5" draw:text-style-name="P6" draw:layer="layout" svg:width="0.494cm" svg:height="0.594cm" svg:x="11.665cm" svg:y="18.459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6cm" svg:y="19.102cm">
          <draw:text-box>
            <text:p text:style-name="P1"><text:span text:style-name="T9">7.</text:span></text:p>
          </draw:text-box>
        </draw:frame>
        <draw:frame draw:style-name="gr5" draw:text-style-name="P6" draw:layer="layout" svg:width="9.413cm" svg:height="0.594cm" svg:x="6.232cm" svg:y="19.001cm">
          <draw:text-box>
            <text:p text:style-name="P1"><text:span text:style-name="T8">規劃、審議及協調各系所課程相關之事宜。</text:span></text:p>
          </draw:text-box>
        </draw:frame>
        <draw:frame draw:style-name="gr5" draw:text-style-name="P6" draw:layer="layout" svg:width="0.494cm" svg:height="0.594cm" svg:x="15.615cm" svg:y="19.102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6cm" svg:y="19.743cm">
          <draw:text-box>
            <text:p text:style-name="P1"><text:span text:style-name="T9">8.</text:span></text:p>
          </draw:text-box>
        </draw:frame>
        <draw:frame draw:style-name="gr5" draw:text-style-name="P6" draw:layer="layout" svg:width="8.422cm" svg:height="0.594cm" svg:x="6.232cm" svg:y="19.642cm">
          <draw:text-box>
            <text:p text:style-name="P1"><text:span text:style-name="T8">處理其他與本委員會性質相關之事務。</text:span></text:p>
          </draw:text-box>
        </draw:frame>
        <draw:frame draw:style-name="gr5" draw:text-style-name="P6" draw:layer="layout" svg:width="0.494cm" svg:height="0.594cm" svg:x="14.629cm" svg:y="19.743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4.955cm" svg:height="0.594cm" svg:x="4.501cm" svg:y="20.285cm">
          <draw:text-box>
            <text:p text:style-name="P1"><text:span text:style-name="T8">三、經費與設備委員會</text:span></text:p>
          </draw:text-box>
        </draw:frame>
        <draw:frame draw:style-name="gr5" draw:text-style-name="P6" draw:layer="layout" svg:width="0.494cm" svg:height="0.594cm" svg:x="9.438cm" svg:y="20.386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94cm" svg:x="5.119cm" svg:y="21.029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94cm" svg:x="5.491cm" svg:y="21.029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89cm" svg:y="21.029cm">
          <draw:text-box>
            <text:p text:style-name="P1"><text:span text:style-name="T9">1.</text:span></text:p>
          </draw:text-box>
        </draw:frame>
        <draw:frame draw:style-name="gr5" draw:text-style-name="P6" draw:layer="layout" svg:width="8.917cm" svg:height="0.594cm" svg:x="6.258cm" svg:y="20.929cm">
          <draw:text-box>
            <text:p text:style-name="P1"><text:span text:style-name="T8">規劃研究及教學設備經費及空間之應用。</text:span></text:p>
          </draw:text-box>
        </draw:frame>
        <draw:frame draw:style-name="gr5" draw:text-style-name="P6" draw:layer="layout" svg:width="0.494cm" svg:height="0.594cm" svg:x="15.149cm" svg:y="21.029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6cm" svg:y="21.673cm">
          <draw:text-box>
            <text:p text:style-name="P1"><text:span text:style-name="T9">2.</text:span></text:p>
          </draw:text-box>
        </draw:frame>
        <draw:frame draw:style-name="gr5" draw:text-style-name="P6" draw:layer="layout" svg:width="7.927cm" svg:height="0.594cm" svg:x="6.232cm" svg:y="21.572cm">
          <draw:text-box>
            <text:p text:style-name="P1"><text:span text:style-name="T8">規劃與本院經費及設備相關之事宜。</text:span></text:p>
          </draw:text-box>
        </draw:frame>
        <draw:frame draw:style-name="gr5" draw:text-style-name="P6" draw:layer="layout" svg:width="0.494cm" svg:height="0.594cm" svg:x="14.133cm" svg:y="21.673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6cm" svg:y="22.312cm">
          <draw:text-box>
            <text:p text:style-name="P1"><text:span text:style-name="T9">3.</text:span></text:p>
          </draw:text-box>
        </draw:frame>
        <draw:frame draw:style-name="gr5" draw:text-style-name="P6" draw:layer="layout" svg:width="5.946cm" svg:height="0.594cm" svg:x="6.232cm" svg:y="22.211cm">
          <draw:text-box>
            <text:p text:style-name="P1"><text:span text:style-name="T8">追蹤與考核經費使用效果。</text:span></text:p>
          </draw:text-box>
        </draw:frame>
        <draw:frame draw:style-name="gr5" draw:text-style-name="P6" draw:layer="layout" svg:width="0.494cm" svg:height="0.594cm" svg:x="12.161cm" svg:y="22.312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6cm" svg:y="22.956cm">
          <draw:text-box>
            <text:p text:style-name="P1"><text:span text:style-name="T9">4.</text:span></text:p>
          </draw:text-box>
        </draw:frame>
        <draw:frame draw:style-name="gr5" draw:text-style-name="P6" draw:layer="layout" svg:width="11.889cm" svg:height="0.594cm" svg:x="6.232cm" svg:y="22.855cm">
          <draw:text-box>
            <text:p text:style-name="P1"><text:span text:style-name="T8">監督實習工場之運作及審核實習工廠主任人選之資格。</text:span></text:p>
          </draw:text-box>
        </draw:frame>
        <draw:frame draw:style-name="gr5" draw:text-style-name="P6" draw:layer="layout" svg:width="0.494cm" svg:height="0.594cm" svg:x="18.084cm" svg:y="22.956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6cm" svg:y="23.599cm">
          <draw:text-box>
            <text:p text:style-name="P1"><text:span text:style-name="T9">5.</text:span></text:p>
          </draw:text-box>
        </draw:frame>
        <draw:frame draw:style-name="gr5" draw:text-style-name="P6" draw:layer="layout" svg:width="10.403cm" svg:height="0.594cm" svg:x="6.232cm" svg:y="23.498cm">
          <draw:text-box>
            <text:p text:style-name="P1"><text:span text:style-name="T8">研議、協調及建議有關實驗室安全衛生之事宜。</text:span></text:p>
          </draw:text-box>
        </draw:frame>
        <draw:frame draw:style-name="gr5" draw:text-style-name="P6" draw:layer="layout" svg:width="0.494cm" svg:height="0.594cm" svg:x="16.602cm" svg:y="23.599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6cm" svg:y="24.243cm">
          <draw:text-box>
            <text:p text:style-name="P1"><text:span text:style-name="T9">6.</text:span></text:p>
          </draw:text-box>
        </draw:frame>
        <draw:frame draw:style-name="gr5" draw:text-style-name="P6" draw:layer="layout" svg:width="8.422cm" svg:height="0.594cm" svg:x="6.232cm" svg:y="24.142cm">
          <draw:text-box>
            <text:p text:style-name="P1"><text:span text:style-name="T8">處理其他與本委員會性質相關之事務。</text:span></text:p>
          </draw:text-box>
        </draw:frame>
        <draw:frame draw:style-name="gr5" draw:text-style-name="P6" draw:layer="layout" svg:width="0.494cm" svg:height="0.594cm" svg:x="14.629cm" svg:y="24.243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5.946cm" svg:height="0.594cm" svg:x="4.501cm" svg:y="24.785cm">
          <draw:text-box>
            <text:p text:style-name="P1"><text:span text:style-name="T8">四、服務與學生事務委員會</text:span></text:p>
          </draw:text-box>
        </draw:frame>
        <draw:frame draw:style-name="gr5" draw:text-style-name="P6" draw:layer="layout" svg:width="0.494cm" svg:height="0.594cm" svg:x="10.428cm" svg:y="24.886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13cm" svg:y="25.526cm">
          <draw:text-box>
            <text:p text:style-name="P1"><text:span text:style-name="T9">1.</text:span></text:p>
          </draw:text-box>
        </draw:frame>
        <draw:frame draw:style-name="gr5" draw:text-style-name="P6" draw:layer="layout" svg:width="3.964cm" svg:height="0.594cm" svg:x="6.181cm" svg:y="25.425cm">
          <draw:text-box>
            <text:p text:style-name="P1"><text:span text:style-name="T8">工學院週之主辦。</text:span></text:p>
          </draw:text-box>
        </draw:frame>
        <draw:frame draw:style-name="gr5" draw:text-style-name="P6" draw:layer="layout" svg:width="0.494cm" svg:height="0.594cm" svg:x="10.136cm" svg:y="25.526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13cm" svg:y="26.169cm">
          <draw:text-box>
            <text:p text:style-name="P1"><text:span text:style-name="T9">2.</text:span></text:p>
          </draw:text-box>
        </draw:frame>
        <draw:frame draw:style-name="gr5" draw:text-style-name="P6" draw:layer="layout" svg:width="2.974cm" svg:height="0.594cm" svg:x="6.181cm" svg:y="26.069cm">
          <draw:text-box>
            <text:p text:style-name="P1"><text:span text:style-name="T8">院刊之編輯。</text:span></text:p>
          </draw:text-box>
        </draw:frame>
        <draw:frame draw:style-name="gr5" draw:text-style-name="P6" draw:layer="layout" svg:width="0.494cm" svg:height="0.594cm" svg:x="9.15cm" svg:y="26.169cm">
          <draw:text-box>
            <text:p text:style-name="P1"><text:span text:style-name="T9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7.469cm" svg:height="0.674cm" svg:x="6.834cm" svg:y="1.439cm">
          <draw:text-box>
            <text:p text:style-name="P1"><text:span text:style-name="T1">國立交通大學工學院組織規程</text:span><text:span text:style-name="T2"> </text:span></text:p>
          </draw:text-box>
        </draw:frame>
        <draw:frame draw:style-name="gr2" draw:text-style-name="P3" draw:layer="layout" svg:width="3.164cm" svg:height="0.399cm" svg:x="2.503cm" svg:y="27.11cm">
          <draw:text-box>
            <text:p text:style-name="P1"><text:span text:style-name="T3">C:\Users\can\Desktop\</text:span></text:p>
          </draw:text-box>
        </draw:frame>
        <draw:frame draw:style-name="gr2" draw:text-style-name="P3" draw:layer="layout" svg:width="4.57cm" svg:height="0.424cm" svg:x="5.695cm" svg:y="27.048cm">
          <draw:text-box>
            <text:p text:style-name="P1"><text:span text:style-name="T4">國立交通大學工學院組織規程</text:span></text:p>
          </draw:text-box>
        </draw:frame>
        <draw:frame draw:style-name="gr2" draw:text-style-name="P3" draw:layer="layout" svg:width="1.759cm" svg:height="0.399cm" svg:x="10.369cm" svg:y="27.11cm">
          <draw:text-box>
            <text:p text:style-name="P1"><text:span text:style-name="T3">97.6.26.doc </text:span></text:p>
          </draw:text-box>
        </draw:frame>
        <draw:frame draw:style-name="gr2" draw:text-style-name="P3" draw:layer="layout" svg:width="1.708cm" svg:height="0.399cm" svg:x="16.895cm" svg:y="27.555cm">
          <draw:text-box>
            <text:p text:style-name="P1"><text:span text:style-name="T3">12/14/2009 </text:span></text:p>
          </draw:text-box>
        </draw:frame>
        <draw:frame draw:style-name="gr5" draw:text-style-name="P6" draw:layer="layout" svg:width="0.494cm" svg:height="0.56cm" svg:x="5.813cm" svg:y="3.039cm">
          <draw:text-box>
            <text:p text:style-name="P1"><text:span text:style-name="T9">3.</text:span></text:p>
          </draw:text-box>
        </draw:frame>
        <draw:frame draw:style-name="gr5" draw:text-style-name="P6" draw:layer="layout" svg:width="6.936cm" svg:height="0.594cm" svg:x="6.181cm" svg:y="2.938cm">
          <draw:text-box>
            <text:p text:style-name="P1"><text:span text:style-name="T8">協助處理本院之招生宣傳事務。</text:span></text:p>
          </draw:text-box>
        </draw:frame>
        <draw:frame draw:style-name="gr5" draw:text-style-name="P6" draw:layer="layout" svg:width="0.494cm" svg:height="0.594cm" svg:x="13.1cm" svg:y="3.039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13cm" svg:y="3.683cm">
          <draw:text-box>
            <text:p text:style-name="P1"><text:span text:style-name="T9">4.</text:span></text:p>
          </draw:text-box>
        </draw:frame>
        <draw:frame draw:style-name="gr5" draw:text-style-name="P6" draw:layer="layout" svg:width="5.946cm" svg:height="0.594cm" svg:x="6.181cm" svg:y="3.582cm">
          <draw:text-box>
            <text:p text:style-name="P1"><text:span text:style-name="T8">協助處理本院之學生事務。</text:span></text:p>
          </draw:text-box>
        </draw:frame>
        <draw:frame draw:style-name="gr5" draw:text-style-name="P6" draw:layer="layout" svg:width="0.494cm" svg:height="0.594cm" svg:x="12.114cm" svg:y="3.683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13cm" svg:y="4.322cm">
          <draw:text-box>
            <text:p text:style-name="P1"><text:span text:style-name="T9">5.</text:span></text:p>
          </draw:text-box>
        </draw:frame>
        <draw:frame draw:style-name="gr5" draw:text-style-name="P6" draw:layer="layout" svg:width="8.422cm" svg:height="0.594cm" svg:x="6.181cm" svg:y="4.221cm">
          <draw:text-box>
            <text:p text:style-name="P1"><text:span text:style-name="T8">處理其他與本委員會性質相關之事務。</text:span></text:p>
          </draw:text-box>
        </draw:frame>
        <draw:frame draw:style-name="gr5" draw:text-style-name="P6" draw:layer="layout" svg:width="0.494cm" svg:height="0.594cm" svg:x="14.582cm" svg:y="4.322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3.469cm" svg:height="0.594cm" svg:x="4.501cm" svg:y="4.864cm">
          <draw:text-box>
            <text:p text:style-name="P1"><text:span text:style-name="T8">五、招生委員會</text:span></text:p>
          </draw:text-box>
        </draw:frame>
        <draw:frame draw:style-name="gr5" draw:text-style-name="P6" draw:layer="layout" svg:width="0.494cm" svg:height="0.594cm" svg:x="7.96cm" svg:y="4.965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13cm" svg:y="5.609cm">
          <draw:text-box>
            <text:p text:style-name="P1"><text:span text:style-name="T9">1.</text:span></text:p>
          </draw:text-box>
        </draw:frame>
        <draw:frame draw:style-name="gr5" draw:text-style-name="P6" draw:layer="layout" svg:width="5.946cm" svg:height="0.594cm" svg:x="6.181cm" svg:y="5.508cm">
          <draw:text-box>
            <text:p text:style-name="P1"><text:span text:style-name="T8">協助處理本院之招生事務。</text:span></text:p>
          </draw:text-box>
        </draw:frame>
        <draw:frame draw:style-name="gr5" draw:text-style-name="P6" draw:layer="layout" svg:width="0.494cm" svg:height="0.594cm" svg:x="12.114cm" svg:y="5.609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494cm" svg:height="0.56cm" svg:x="5.813cm" svg:y="6.252cm">
          <draw:text-box>
            <text:p text:style-name="P1"><text:span text:style-name="T9">2.</text:span></text:p>
          </draw:text-box>
        </draw:frame>
        <draw:frame draw:style-name="gr5" draw:text-style-name="P6" draw:layer="layout" svg:width="8.422cm" svg:height="0.594cm" svg:x="6.181cm" svg:y="6.151cm">
          <draw:text-box>
            <text:p text:style-name="P1"><text:span text:style-name="T8">處理其他與本委員會性質相關之事務。</text:span></text:p>
          </draw:text-box>
        </draw:frame>
        <draw:frame draw:style-name="gr5" draw:text-style-name="P6" draw:layer="layout" svg:width="0.494cm" svg:height="0.594cm" svg:x="14.582cm" svg:y="6.252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1.488cm" svg:height="0.594cm" svg:x="2.503cm" svg:y="6.791cm">
          <draw:text-box>
            <text:p text:style-name="P1"><text:span text:style-name="T8">第九條</text:span></text:p>
          </draw:text-box>
        </draw:frame>
        <draw:frame draw:style-name="gr5" draw:text-style-name="P6" draw:layer="layout" svg:width="0.494cm" svg:height="0.594cm" svg:x="3.989cm" svg:y="6.892cm">
          <draw:text-box>
            <text:p text:style-name="P1"><text:span text:style-name="T9"><text:s text:c="3"/></text:span></text:p>
          </draw:text-box>
        </draw:frame>
        <draw:frame draw:style-name="gr5" draw:text-style-name="P6" draw:layer="layout" svg:width="13.87cm" svg:height="0.594cm" svg:x="4.475cm" svg:y="6.791cm">
          <draw:text-box>
            <text:p text:style-name="P1"><text:span text:style-name="T8">本院組織規程中各有關規章條文之增減或修改及其它重大議案，</text:span></text:p>
          </draw:text-box>
        </draw:frame>
        <draw:frame draw:style-name="gr5" draw:text-style-name="P6" draw:layer="layout" svg:width="11.889cm" svg:height="0.594cm" svg:x="4.501cm" svg:y="7.434cm">
          <draw:text-box>
            <text:p text:style-name="P1"><text:span text:style-name="T8">須全體出席代表三分之二（含）以上贊同，方可成立。</text:span></text:p>
          </draw:text-box>
        </draw:frame>
        <draw:frame draw:style-name="gr5" draw:text-style-name="P6" draw:layer="layout" svg:width="0.494cm" svg:height="0.594cm" svg:x="16.353cm" svg:y="7.535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1.488cm" svg:height="0.594cm" svg:x="2.503cm" svg:y="8.078cm">
          <draw:text-box>
            <text:p text:style-name="P1"><text:span text:style-name="T8">第十條</text:span></text:p>
          </draw:text-box>
        </draw:frame>
        <draw:frame draw:style-name="gr5" draw:text-style-name="P6" draw:layer="layout" svg:width="0.494cm" svg:height="0.594cm" svg:x="3.989cm" svg:y="8.18cm">
          <draw:text-box>
            <text:p text:style-name="P1"><text:span text:style-name="T9"><text:s text:c="3"/></text:span></text:p>
          </draw:text-box>
        </draw:frame>
        <draw:frame draw:style-name="gr5" draw:text-style-name="P6" draw:layer="layout" svg:width="10.403cm" svg:height="0.594cm" svg:x="4.475cm" svg:y="8.078cm">
          <draw:text-box>
            <text:p text:style-name="P1"><text:span text:style-name="T8">本規程經院務會議通過，陳報校長核備後實施。</text:span></text:p>
          </draw:text-box>
        </draw:frame>
        <draw:frame draw:style-name="gr4" draw:text-style-name="P5" draw:layer="layout" svg:width="0.422cm" svg:height="0.509cm" svg:x="14.849cm" svg:y="8.252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22cm" svg:height="0.509cm" svg:x="2.503cm" svg:y="8.874cm">
          <draw:text-box>
            <text:p text:style-name="P1"><text:span text:style-name="T7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FKaiSB1" svg:font-family="DFKaiSB"/>
    <style:font-face style:name="Times New Roman1" svg:font-family="'Times New Roman'"/>
    <style:font-face style:name="�s�ө���1" svg:font-family="�s�ө���"/>
    <style:font-face style:name="�з���1" svg:font-family="�з���"/>
    <style:font-face style:name="DFKaiSB" svg:font-family="DFKaiSB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�s�ө���" svg:font-family="�s�ө���" style:font-pitch="variable"/>
    <style:font-face style:name="�з���" svg:font-family="�з���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3"/>
    <meta:generator>LibreOffice/5.1.4.2$Windows_x86 LibreOffice_project/f99d75f39f1c57ebdd7ffc5f42867c12031db97a</meta:generator>
  </office:meta>
</office:document-meta>
</file>